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/>
      <style:text-properties fo:font-size="11pt" fo:language="uk" fo:country="UA" style:font-size-asian="11pt" style:font-size-complex="11pt"/>
    </style:style>
    <style:style style:name="P2" style:family="paragraph" style:parent-style-name="Standard">
      <style:paragraph-properties fo:margin-top="0in" fo:margin-bottom="0.139in" fo:line-height="115%"/>
    </style:style>
    <style:style style:name="P3" style:family="paragraph" style:parent-style-name="Standard">
      <style:paragraph-properties fo:margin-top="0in" fo:margin-bottom="0.139in" fo:line-height="115%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.139in" fo:line-height="115%"/>
      <style:text-properties style:font-name="Calibri" fo:font-size="11pt" fo:language="ru" fo:country="RU" style:font-name-asian="Calibri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.139in" fo:line-height="115%"/>
      <style:text-properties style:font-name="Calibri" fo:font-size="11pt" fo:language="ru" fo:country="RU" style:text-underline-style="none" style:font-name-asian="Calibri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.139in" fo:line-height="115%"/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.139in" fo:line-height="115%"/>
      <style:text-properties style:font-name="Calibri" fo:font-size="11pt" fo:language="en" fo:country="US" style:text-underline-style="none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.139in" fo:line-height="115%"/>
      <style:text-properties style:font-name="Calibri" fo:font-size="11pt" fo:language="uk" fo:country="UA" style:font-name-asian="Calibri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.139in" fo:line-height="115%"/>
      <style:text-properties fo:language="en" fo:country="US"/>
    </style:style>
    <style:style style:name="P10" style:family="paragraph" style:parent-style-name="Standard" style:master-page-name="Standard">
      <style:paragraph-properties fo:margin-top="0in" fo:margin-bottom="0.139in" fo:line-height="115%" style:page-number="auto"/>
      <style:text-properties fo:font-size="11pt" fo:language="uk" fo:country="UA" style:font-size-asian="11pt" style:font-size-complex="11pt"/>
    </style:style>
    <style:style style:name="P11" style:family="paragraph" style:parent-style-name="Standard">
      <style:paragraph-properties fo:margin-top="0in" fo:margin-bottom="0.139in" fo:line-height="115%"/>
      <style:text-properties style:font-name="Calibri" fo:font-size="11pt" fo:language="ru" fo:country="RU" style:text-underline-style="none" style:font-name-asian="Calibri" style:font-size-asian="11pt" style:font-name-complex="Calibri" style:font-size-complex="11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0b0080" style:text-line-through-style="none" style:font-name="sans-serif" fo:font-size="10.5pt" fo:letter-spacing="normal" fo:font-style="italic" style:text-underline-style="none" fo:font-weight="bold" style:text-blinking="false"/>
    </style:style>
    <style:style style:name="T4" style:family="text">
      <style:text-properties fo:color="#0b0080" style:text-line-through-style="none" style:font-name="sans-serif" fo:font-size="10.5pt" fo:letter-spacing="normal" fo:language="ru" fo:country="RU" fo:font-style="italic" style:text-underline-style="none" fo:font-weight="bold" style:text-blinking="false" style:font-name-asian="Calibri" style:font-size-asian="11pt" style:font-name-complex="Calibri" style:font-size-complex="11pt"/>
    </style:style>
    <style:style style:name="T5" style:family="text">
      <style:text-properties style:font-name="Calibri" fo:font-size="11pt" fo:language="ru" fo:country="RU" style:font-name-asian="Calibri" style:font-size-asian="11pt" style:font-name-complex="Calibri" style:font-size-complex="11pt"/>
    </style:style>
    <style:style style:name="T6" style:family="text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T7" style:family="text">
      <style:text-properties style:font-name="Calibri" fo:font-size="11pt" style:font-name-asian="Calibri" style:font-size-asian="11pt" style:font-name-complex="Calibri" style:font-size-complex="11pt"/>
    </style:style>
    <style:style style:name="T8" style:family="text">
      <style:text-properties style:font-name="Calibri" fo:font-size="11pt" fo:language="uk" fo:country="UA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обег из Шоушенка;</text:p>
      <text:p text:style-name="P1">Как приручить дракона;</text:p>
      <text:p text:style-name="P1">Время;</text:p>
      <text:p text:style-name="P1">Цунами;</text:p>
      <text:p text:style-name="P1">Призрак;</text:p>
      <text:p text:style-name="P1">Скандинавский форсаж1 2;</text:p>
      <text:p text:style-name="P1">Превозчик;</text:p>
      <text:p text:style-name="P1">Превозчик2;</text:p>
      <text:p text:style-name="P1">Превозчик3;</text:p>
      <text:p text:style-name="P1">Хитмэн 2007;</text:p>
      <text:p text:style-name="P1">Хитмэн Агент 47 2015;</text:p>
      <text:p text:style-name="P1">(э)Пидемия(короткометражка);</text:p>
      <text:p text:style-name="P1">Вы умрете или мы вернем вам деньги;</text:p>
      <text:p text:style-name="P1">Нелепая шестерка;</text:p>
      <text:p text:style-name="P1">Лок(Том Харди);</text:p>
      <text:p text:style-name="P1">Хардкор;</text:p>
      <text:p text:style-name="P1">Хакер (2016);</text:p>
      <text:p text:style-name="P1">Смертельная гонка;</text:p>
      <text:p text:style-name="P1">Форсаж(1-8);</text:p>
      <text:p text:style-name="P1">Гонки без тормозов;</text:p>
      <text:p text:style-name="P1">Lucy;</text:p>
      <text:p text:style-name="P1">Великий уравнитель;</text:p>
      <text:p text:style-name="P1">Великий уравнитель2;</text:p>
      <text:p text:style-name="P1">Джон Уик;</text:p>
      <text:p text:style-name="P1">Джон Уик2;</text:p>
      <text:p text:style-name="P1">Джон Уик3;</text:p>
      <text:p text:style-name="P1"><text:soft-page-break/>Иллюзия обмана;</text:p>
      <text:p text:style-name="P1">Джуманджи;</text:p>
      <text:p text:style-name="P1">Джуманджи Зов джунглей;</text:p>
      <text:p text:style-name="P1">Последний богатырь;</text:p>
      <text:p text:style-name="P1">Хэнкок; </text:p>
      <text:p text:style-name="P1">Женщина кошка;</text:p>
      <text:p text:style-name="P1">Воды слонам;</text:p>
      <text:p text:style-name="P1">Электра;</text:p>
      <text:p text:style-name="P1">Малыш на драйве;</text:p>
      <text:p text:style-name="P1">Россомаха;</text:p>
      <text:p text:style-name="P1">Кот царя Соломона;</text:p>
      <text:p text:style-name="P1">Сорвиголова(2003);</text:p>
      <text:p text:style-name="P1">128 ударов сердца в минуту<text:span text:style-name="T1">(2015)</text:span>; <text:s/></text:p>
      <text:p text:style-name="P1">Человек улыбка;</text:p>
      <text:p text:style-name="P1">Механик(2010);</text:p>
      <text:p text:style-name="P1">Идеальный голос;</text:p>
      <text:p text:style-name="P1">Евротур;</text:p>
      <text:p text:style-name="P1">Играй до смерти;</text:p>
      <text:p text:style-name="P1">Страшная воля богов;</text:p>
      <text:p text:style-name="P1">Ghost rider1;</text:p>
      <text:p text:style-name="P1">Ghost rider2;</text:p>
      <text:p text:style-name="P1">Адреналин1;</text:p>
      <text:p text:style-name="P1">Адреналин2;</text:p>
      <text:p text:style-name="P1">Оно1;</text:p>
      <text:p text:style-name="P1">Оно2;</text:p>
      <text:p text:style-name="P1">Мышеловка 4x4;</text:p>
      <text:p text:style-name="P1"><text:soft-page-break/>Полтора шпиона;</text:p>
      <text:p text:style-name="P1">Секс контроль;</text:p>
      <text:p text:style-name="P2">Мотылек;</text:p>
      <text:p text:style-name="P2">Пуленепробиваемый монах;</text:p>
      <text:p text:style-name="P2">План побега;</text:p>
      <text:p text:style-name="P2">Визит;</text:p>
      <text:p text:style-name="P2">Папе снова 17;</text:p>
      <text:p text:style-name="P2">Спасатели Малибу;</text:p>
      <text:p text:style-name="P2">День 5 (1-2 сезоны);</text:p>
      <text:p text:style-name="P2">После;</text:p>
      <text:p text:style-name="P2">Страшно красив;</text:p>
      <text:p text:style-name="P2">2:22;</text:p>
      <text:p text:style-name="P3">Век Адалин;</text:p>
      <text:p text:style-name="P4">Гадкий я (1-3);</text:p>
      <text:p text:style-name="P4">Ограбление в ураган;</text:p>
      <text:p text:style-name="P4">127 часов;</text:p>
      <text:p text:style-name="P4">Виноваты звезды;</text:p>
      <text:p text:style-name="P6">RED (1-2);</text:p>
      <text:p text:style-name="P4">Патриот;</text:p>
      <text:p text:style-name="P4">Кладбище домашних животных;</text:p>
      <text:p text:style-name="P4">Исходный код;</text:p>
      <text:p text:style-name="P6">Good <text:span text:style-name="T1">omens/Благие знамения </text:span>(1 <text:span text:style-name="T1">сезон);</text:span></text:p>
      <text:p text:style-name="P4">Мачо и ботан (1-2);</text:p>
      <text:p text:style-name="P4">Рейд;</text:p>
      <text:p text:style-name="P4">Быстрее пули;</text:p>
      <text:p text:style-name="P8">Бумер 1-2;</text:p>
      <text:p text:style-name="P4"><text:soft-page-break/>Мумия;</text:p>
      <text:p text:style-name="P4">Ночь страха(2011);</text:p>
      <text:p text:style-name="P4">Профессионал (2011);</text:p>
      <text:p text:style-name="P4">Страшно красив;</text:p>
      <text:p text:style-name="P4">Джокер(2019);</text:p>
      <text:p text:style-name="P4">Ультраамериканцы;</text:p>
      <text:p text:style-name="P4">Законопослушный гражданин;</text:p>
      <text:p text:style-name="P4">Путь:во все тяжкие(2019);</text:p>
      <text:p text:style-name="P4">Широко шагая(2004);</text:p>
      <text:p text:style-name="P4">Счастливого дня смерти(1-2);</text:p>
      <text:p text:style-name="P4">Заражение(2011);</text:p>
      <text:p text:style-name="P4">Работа в хаттон <text:span text:style-name="T2">гарден(The Hatton Garden Job(2017));</text:span></text:p>
      <text:p text:style-name="P4">Гарри Поттер(Филсофский камень(2001), Тайная комната(2002), Узиник Аскобана(2004), <text:s text:c="3"/>Кубок огня(2005), Орден феникса(2007), Принц полукровка(2009), Дары смерти(2010),Дары смерти2(2011));</text:p>
      <text:p text:style-name="P4">Аквамен(2018);</text:p>
      <text:p text:style-name="P6">WALL-E(2008);</text:p>
      <text:p text:style-name="P6">Saw(1-8);</text:p>
      <text:p text:style-name="P4">Джек Ричер(1-2);</text:p>
      <text:p text:style-name="P4">Геракл(2014);</text:p>
      <text:p text:style-name="P4">Шазам(2019);</text:p>
      <text:p text:style-name="P4">Васаби(2001);</text:p>
      <text:p text:style-name="P2"><text:span text:style-name="T5">Пираты карибского моря(1-5)(</text:span><text:a xlink:type="simple" xlink:href="https://ru.wikipedia.org/wiki/Пираты_Карибского_моря:_Проклятие_Чёрной_жемчужины" text:style-name="Internet_20_link" text:visited-style-name="Visited_20_Internet_20_Link"><text:span text:style-name="T3">Проклятие Чёрной жемчужины</text:span></text:a>,<text:a xlink:type="simple" xlink:href="https://ru.wikipedia.org/wiki/Пираты_Карибского_моря:_Сундук_мертвеца" text:style-name="Internet_20_link" text:visited-style-name="Visited_20_Internet_20_Link"><text:span text:style-name="T4">Сундук мертвеца</text:span></text:a><text:span text:style-name="T5">, </text:span><text:a xlink:type="simple" xlink:href="https://ru.wikipedia.org/wiki/Пираты_Карибского_моря:_На_краю_света" text:style-name="Internet_20_link" text:visited-style-name="Visited_20_Internet_20_Link">На краю света</text:a><text:span text:style-name="T4">, </text:span><text:a xlink:type="simple" xlink:href="https://ru.wikipedia.org/wiki/Пираты_Карибского_моря:_На_странных_берегах" text:style-name="Internet_20_link" text:visited-style-name="Visited_20_Internet_20_Link">На странных берегах</text:a><text:span text:style-name="T4">, </text:span><text:a xlink:type="simple" xlink:href="https://ru.wikipedia.org/wiki/Пираты_Карибского_моря:_Мертвецы_не_рассказывают_сказки" text:style-name="Internet_20_link" text:visited-style-name="Visited_20_Internet_20_Link">Мертвецы не рассказывают сказки</text:a><text:span text:style-name="T5">)(2003, 2006, 2007, 2011, 2017);</text:span></text:p>
      <text:p text:style-name="P2"><text:span text:style-name="T5">Последний рубеж</text:span><text:span text:style-name="T6">(Homefront)(</text:span><text:span text:style-name="T5">2013);</text:span></text:p>
      <text:p text:style-name="P9"><text:span text:style-name="T7">007(1-4</text:span><text:span text:style-name="T8">)(Казино Рояль, Квант милосредия, </text:span><text:span text:style-name="T5">Координаты Скайфол</text:span><text:span text:style-name="T8">, </text:span><text:span text:style-name="T5">Спектр</text:span><text:span text:style-name="T8">)(</text:span><text:span text:style-name="T7">2006, 2008, 2012, 2015);</text:span></text:p>
      <text:p text:style-name="P5"><text:soft-page-break/>Президент линкольн охотнкик на вампиров(2012);</text:p>
      <text:p text:style-name="P5">Области тьмы<text:span text:style-name="T2">(Limitless)</text:span>(2011<text:span text:style-name="T2">);</text:span></text:p>
      <text:p text:style-name="P5">Терминал(2004);</text:p>
      <text:p text:style-name="P5">7 психопатов(2012);</text:p>
      <text:p text:style-name="P5">Грязь(2013);</text:p>
      <text:p text:style-name="P7">Public Enemies<text:span text:style-name="T1">(Джон Диллинджер)(2009);</text:span></text:p>
      <text:p text:style-name="P5">Игра Молли(2017);</text:p>
      <text:p text:style-name="P5">Жажда смерти(2018);</text:p>
      <text:p text:style-name="P5">Эскобар(<text:span text:style-name="T2">Loving pablo</text:span>)(2018);</text:p>
      <text:p text:style-name="P5">По соображениям совести(2016);</text:p>
      <text:p text:style-name="P5">Вавилон Н.Э.(2008);</text:p>
      <text:p text:style-name="P5">Клуб миллиардеров(2018);</text:p>
      <text:p text:style-name="P5">Значит война(2012)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ru" fo:country="RU" style:font-name-asian="Calibri" style:font-size-asian="12pt" style:language-asian="ru" style:country-asian="RU" style:font-name-complex="Calibri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781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6-04T01:16:48.86</dc:date>
    <meta:generator>OpenOffice/4.1.7$Win32 OpenOffice.org_project/417m1$Build-9800</meta:generator>
    <meta:editing-duration>PT5H37M34S</meta:editing-duration>
    <meta:editing-cycles>42</meta:editing-cycles>
    <meta:document-statistic meta:table-count="0" meta:image-count="0" meta:object-count="0" meta:page-count="5" meta:paragraph-count="114" meta:word-count="271" meta:character-count="2270"/>
  </office:meta>
</office:document-meta>
</file>